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0000006C073E7924B0090E5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Chorus" svg:font-family="'TeX Gyre Chorus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 Demi Cond" svg:font-family="'Latin Modern Sans Demi Cond'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fo:font-weight="normal" officeooo:rsid="001e9aa9" officeooo:paragraph-rsid="001e9aa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atin Modern Sans" fo:font-size="16pt" fo:font-weight="bold" officeooo:rsid="001e9aa9" officeooo:paragraph-rsid="001e9aa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Sans" fo:font-size="42pt" fo:font-weight="normal" officeooo:rsid="001e9aa9" officeooo:paragraph-rsid="001e9aa9" style:font-size-asian="42pt" style:font-weight-asian="normal" style:font-size-complex="4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Latin Modern Sans" fo:font-size="22pt" fo:font-weight="normal" officeooo:rsid="001e9aa9" officeooo:paragraph-rsid="001e9aa9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atin Modern Sans" fo:font-size="14pt" fo:font-weight="normal" officeooo:rsid="001e9aa9" officeooo:paragraph-rsid="001e9aa9" style:font-size-asian="14pt" style:font-weight-asian="normal" style:font-size-complex="14pt" style:font-weight-complex="normal"/>
    </style:style>
    <style:style style:name="T1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20 Years of KDE</text:p>
      <text:p text:style-name="P4">Past, Present and Future</text:p>
      <text:p text:style-name="P5">Editor: Lydia Pintscher</text:p>
      <text:p text:style-name="P1"><draw:frame draw:style-name="fr1" draw:name="Image1" text:anchor-type="paragraph" svg:x="-2cm" svg:y="1.522cm" svg:width="17cm" svg:height="11.845cm" draw:z-index="0"><draw:image xlink:href="Pictures/10000201000009B0000006C073E7924B0090E5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Chorus" svg:font-family="'TeX Gyre Chorus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 Demi Cond" svg:font-family="'Latin Modern Sans Demi Cond'" style:font-family-generic="swiss" style:font-pitch="variable"/>
    <style:font-face style:name="Latin Modern Sans Quotation" svg:font-family="'Latin Modern Sans Quotatio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7:58:33.231840226</meta:creation-date>
    <dc:date>2016-08-28T14:26:09.322375776</dc:date>
    <meta:editing-duration>PT12M32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1" meta:paragraph-count="3" meta:word-count="11" meta:character-count="62" meta:non-whitespace-character-count="54"/>
  </office:meta>
</office:document-meta>
</file>